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68cm" fo:min-width="2.296cm"/>
    </style:style>
    <style:style style:name="gr2" style:family="graphic" style:parent-style-name="standard">
      <style:graphic-properties draw:textarea-horizontal-align="justify" draw:textarea-vertical-align="middle" draw:auto-grow-height="false" fo:min-height="2.266cm" fo:min-width="2.059cm"/>
    </style:style>
    <style:style style:name="gr3" style:family="graphic" style:parent-style-name="standard">
      <style:graphic-properties draw:fill-color="#9999ff" draw:textarea-horizontal-align="justify" draw:textarea-vertical-align="middle" draw:auto-grow-height="false" fo:min-height="4.488cm" fo:min-width="2.96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4cm" fo:min-width="3.854cm"/>
    </style:style>
    <style:style style:name="gr6" style:family="graphic" style:parent-style-name="standard">
      <style:graphic-properties draw:textarea-horizontal-align="justify" draw:textarea-vertical-align="middle" draw:auto-grow-height="false" fo:min-height="0.64cm" fo:min-width="3.8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9999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098cm" svg:height="3.92cm" svg:x="16.385cm" svg:y="3.296cm">
          <text:p text:style-name="P1">EMCC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3.098cm" svg:height="3.92cm" svg:x="12.802cm" svg:y="3.297cm">
          <text:p text:style-name="P1">Ne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2.831cm" svg:height="2.788cm" svg:x="14.705cm" svg:y="8.445cm">
          <text:p text:style-name="P1">PC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463cm" svg:height="4.738cm" svg:x="4.33cm" svg:y="3.127cm">
          <text:p text:style-name="P1">IS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4.351cm" svg:y1="7.217cm" svg:x2="16.12cm" svg:y2="8.445cm" draw:start-shape="id1" draw:start-glue-point="2" draw:end-shape="id2" svg:d="M14351 7217v615h1769v613" svg:viewBox="0 0 1770 1229">
          <text:p/>
        </draw:connector>
        <draw:connector draw:style-name="gr4" draw:text-style-name="P3" draw:layer="layout" svg:x1="17.934cm" svg:y1="7.216cm" svg:x2="16.12cm" svg:y2="8.445cm" draw:start-shape="id3" draw:start-glue-point="2" draw:end-shape="id2" draw:end-glue-point="0" svg:d="M17934 7216v615h-1814v614" svg:viewBox="0 0 1815 1230">
          <text:p/>
        </draw:connector>
        <draw:custom-shape draw:style-name="gr5" draw:text-style-name="P1" xml:id="id4" draw:id="id4" draw:layer="layout" svg:width="4.354cm" svg:height="0.89cm" svg:x="13.952cm" svg:y="12.4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54cm" svg:height="0.89cm" svg:x="13.952cm" svg:y="13.373cm">
          <text:p text:style-name="P1">USB 3.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54cm" svg:height="0.89cm" svg:x="13.952cm" svg:y="14.311cm">
          <text:p text:style-name="P1">HDD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6.12cm" svg:y1="11.233cm" svg:x2="16.129cm" svg:y2="12.436cm" draw:start-shape="id2" draw:start-glue-point="2" draw:end-shape="id4" svg:d="M16120 11233v602h9v601" svg:viewBox="0 0 10 1204">
          <text:p/>
        </draw:connector>
        <draw:frame draw:style-name="gr7" draw:text-style-name="P4" draw:layer="layout" svg:width="3.948cm" svg:height="1.673cm" svg:x="11.186cm" svg:y="9.02cm">
          <draw:text-box>
            <text:p>Recording,</text:p>
            <text:p>Cur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01:29:25.510991730</meta:creation-date>
    <dc:date>2017-01-06T01:45:16.833782142</dc:date>
    <meta:editing-duration>PT15M51S</meta:editing-duration>
    <meta:editing-cycles>2</meta:editing-cycles>
    <meta:generator>LibreOffice/5.2.3.2$Linux_X86_64 LibreOffice_project/20m0$Build-2</meta:generator>
    <meta:document-statistic meta:object-count="11"/>
  </office:meta>
</office:document-meta>
</file>